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5-28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4-30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2-19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0-22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7-11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5-01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3-21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2-14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0-19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6-22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3-14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2-08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0-27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9-20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8-04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6-06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2-08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0-08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7-20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7-19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3-24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844" calcext:value-type="float">
            <text:p>22.88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7419354839" calcext:value-type="float">
            <text:p>22.9337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45225806452" calcext:value-type="float">
            <text:p>23.0345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51912" calcext:value-type="float">
            <text:p>23.14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75735" calcext:value-type="float">
            <text:p>23.25757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0288" calcext:value-type="float">
            <text:p>23.19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26645" calcext:value-type="float">
            <text:p>22.8426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6536" calcext:value-type="float">
            <text:p>22.70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73282580645" calcext:value-type="float">
            <text:p>22.64732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12856" calcext:value-type="float">
            <text:p>22.68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998375" calcext:value-type="float">
            <text:p>22.72998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24792" calcext:value-type="float">
            <text:p>22.78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0040516129" calcext:value-type="float">
            <text:p>22.84004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03411612903" calcext:value-type="float">
            <text:p>22.91034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5984" calcext:value-type="float">
            <text:p>22.9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983825" calcext:value-type="float">
            <text:p>23.08983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2376" calcext:value-type="float">
            <text:p>23.18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1188" calcext:value-type="float">
            <text:p>23.22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05318709677" calcext:value-type="float">
            <text:p>23.01053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0936774193" calcext:value-type="float">
            <text:p>22.872093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88317419355" calcext:value-type="float">
            <text:p>22.82883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30048" calcext:value-type="float">
            <text:p>22.87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5819" calcext:value-type="float">
            <text:p>22.9358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88416551724" calcext:value-type="float">
            <text:p>22.998841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5976774194" calcext:value-type="float">
            <text:p>23.09459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41984516129" calcext:value-type="float">
            <text:p>23.1941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25788387097" calcext:value-type="float">
            <text:p>23.31257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35734193548" calcext:value-type="float">
            <text:p>23.45357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17630967742" calcext:value-type="float">
            <text:p>23.47176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4465" calcext:value-type="float">
            <text:p>23.3844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72464516129" calcext:value-type="float">
            <text:p>23.1972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176" calcext:value-type="float">
            <text:p>22.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95125" calcext:value-type="float">
            <text:p>22.85095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80112" calcext:value-type="float">
            <text:p>22.84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3405" calcext:value-type="float">
            <text:p>22.9173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34965517241" calcext:value-type="float">
            <text:p>22.98349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1130322581" calcext:value-type="float">
            <text:p>23.07611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26658064516" calcext:value-type="float">
            <text:p>23.1726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26887741935" calcext:value-type="float">
            <text:p>23.28268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6353548387" calcext:value-type="float">
            <text:p>23.42063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3312" calcext:value-type="float">
            <text:p>23.50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79690322581" calcext:value-type="float">
            <text:p>23.4479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4716" calcext:value-type="float">
            <text:p>23.25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08328" calcext:value-type="float">
            <text:p>23.02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30505" calcext:value-type="float">
            <text:p>22.8830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80136" calcext:value-type="float">
            <text:p>22.91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55395" calcext:value-type="float">
            <text:p>22.9855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07475862069" calcext:value-type="float">
            <text:p>23.06074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33597419355" calcext:value-type="float">
            <text:p>23.24335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3803870968" calcext:value-type="float">
            <text:p>23.35938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10343225806" calcext:value-type="float">
            <text:p>23.49103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5840516129" calcext:value-type="float">
            <text:p>23.52584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62224516129" calcext:value-type="float">
            <text:p>23.3862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8744516129" calcext:value-type="float">
            <text:p>23.138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16077419355" calcext:value-type="float">
            <text:p>22.9416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21630967742" calcext:value-type="float">
            <text:p>22.86216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02139354839" calcext:value-type="float">
            <text:p>22.90021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29675" calcext:value-type="float">
            <text:p>22.94829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02524137931" calcext:value-type="float">
            <text:p>23.04025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12695" calcext:value-type="float">
            <text:p>23.11126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90162580645" calcext:value-type="float">
            <text:p>23.19901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0596" calcext:value-type="float">
            <text:p>23.31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0644" calcext:value-type="float">
            <text:p>23.44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40418064516" calcext:value-type="float">
            <text:p>23.51404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85705806452" calcext:value-type="float">
            <text:p>23.41857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07917419355" calcext:value-type="float">
            <text:p>23.27079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64196129032" calcext:value-type="float">
            <text:p>23.04641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020925" calcext:value-type="float">
            <text:p>23.01020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1831" calcext:value-type="float">
            <text:p>23.0318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183975" calcext:value-type="float">
            <text:p>23.10183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3613793103" calcext:value-type="float">
            <text:p>23.17636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67175" calcext:value-type="float">
            <text:p>23.2667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0854193548" calcext:value-type="float">
            <text:p>23.35908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6216516129" calcext:value-type="float">
            <text:p>23.48621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219175" calcext:value-type="float">
            <text:p>23.63219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89264" calcext:value-type="float">
            <text:p>23.71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19275" calcext:value-type="float">
            <text:p>23.64019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0075" calcext:value-type="float">
            <text:p>23.47560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0886" calcext:value-type="float">
            <text:p>23.09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6572903226" calcext:value-type="float">
            <text:p>23.06765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19375" calcext:value-type="float">
            <text:p>23.1219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3188965517" calcext:value-type="float">
            <text:p>23.204318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738925" calcext:value-type="float">
            <text:p>23.30738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5404" calcext:value-type="float">
            <text:p>23.42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52488" calcext:value-type="float">
            <text:p>23.55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917" calcext:value-type="float">
            <text:p>23.7199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24008" calcext:value-type="float">
            <text:p>23.88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05945806452" calcext:value-type="float">
            <text:p>23.61059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21936" calcext:value-type="float">
            <text:p>23.34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179" calcext:value-type="float">
            <text:p>23.1491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7396" calcext:value-type="float">
            <text:p>23.10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31845" calcext:value-type="float">
            <text:p>23.1931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1148571429" calcext:value-type="float">
            <text:p>23.28911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102" calcext:value-type="float">
            <text:p>23.40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0730322581" calcext:value-type="float">
            <text:p>23.51807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1543225806" calcext:value-type="float">
            <text:p>23.68915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7636129032" calcext:value-type="float">
            <text:p>23.89376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31388387097" calcext:value-type="float">
            <text:p>23.98313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7659354839" calcext:value-type="float">
            <text:p>23.88776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0387096774" calcext:value-type="float">
            <text:p>23.6490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60201290323" calcext:value-type="float">
            <text:p>23.31602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35405" calcext:value-type="float">
            <text:p>22.9935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60727741935" calcext:value-type="float">
            <text:p>22.926072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32535" calcext:value-type="float">
            <text:p>22.9832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69008" calcext:value-type="float">
            <text:p>23.05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7025" calcext:value-type="float">
            <text:p>23.1467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3816774194" calcext:value-type="float">
            <text:p>23.27138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3930322581" calcext:value-type="float">
            <text:p>23.41139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80575" calcext:value-type="float">
            <text:p>23.59180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15808" calcext:value-type="float">
            <text:p>23.67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88654117647" calcext:value-type="float">
            <text:p>23.50886541176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6216774193" calcext:value-type="float">
            <text:p>23.286621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8252" calcext:value-type="float">
            <text:p>23.09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53148387097" calcext:value-type="float">
            <text:p>23.1053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467" calcext:value-type="float">
            <text:p>23.1674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033575" calcext:value-type="float">
            <text:p>23.26033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1211034483" calcext:value-type="float">
            <text:p>23.369121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18885" calcext:value-type="float">
            <text:p>23.49188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61006451613" calcext:value-type="float">
            <text:p>23.6161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3450322581" calcext:value-type="float">
            <text:p>23.78934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233325" calcext:value-type="float">
            <text:p>24.00233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37264" calcext:value-type="float">
            <text:p>24.02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565075" calcext:value-type="float">
            <text:p>23.8756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390625" calcext:value-type="float">
            <text:p>23.63390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37298064516" calcext:value-type="float">
            <text:p>23.30372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81545806452" calcext:value-type="float">
            <text:p>23.13815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8745806452" calcext:value-type="float">
            <text:p>23.18387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19425" calcext:value-type="float">
            <text:p>23.27119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0172137931" calcext:value-type="float">
            <text:p>23.370172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50625" calcext:value-type="float">
            <text:p>23.48150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89230967742" calcext:value-type="float">
            <text:p>23.60892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4108" calcext:value-type="float">
            <text:p>23.72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36420645161" calcext:value-type="float">
            <text:p>23.95364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29078709678" calcext:value-type="float">
            <text:p>23.732907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95975" calcext:value-type="float">
            <text:p>23.4495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4007483871" calcext:value-type="float">
            <text:p>23.26400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4812903226" calcext:value-type="float">
            <text:p>23.1834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81346086956" calcext:value-type="float">
            <text:p>23.208134608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8625" calcext:value-type="float">
            <text:p>23.283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09902857143" calcext:value-type="float">
            <text:p>23.38099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0975" calcext:value-type="float">
            <text:p>23.6400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00336" calcext:value-type="float">
            <text:p>23.84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6170322581" calcext:value-type="float">
            <text:p>24.06061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2616" calcext:value-type="float">
            <text:p>24.14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41971612903" calcext:value-type="float">
            <text:p>24.04419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00185" calcext:value-type="float">
            <text:p>23.77001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4504" calcext:value-type="float">
            <text:p>23.46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3932903226" calcext:value-type="float">
            <text:p>23.24139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9352" calcext:value-type="float">
            <text:p>23.12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7555" calcext:value-type="float">
            <text:p>23.1897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8251034483" calcext:value-type="float">
            <text:p>23.286825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397025" calcext:value-type="float">
            <text:p>23.38397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8888516129" calcext:value-type="float">
            <text:p>23.52888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66" calcext:value-type="float">
            <text:p>23.69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73394285714" calcext:value-type="float">
            <text:p>23.99733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7618" calcext:value-type="float">
            <text:p>23.867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15718709677" calcext:value-type="float">
            <text:p>23.71157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3166451613" calcext:value-type="float">
            <text:p>23.43931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0703" calcext:value-type="float">
            <text:p>23.1507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49552" calcext:value-type="float">
            <text:p>23.03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56196363636" calcext:value-type="float">
            <text:p>23.095619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2008888889" calcext:value-type="float">
            <text:p>23.183200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76049032258" calcext:value-type="float">
            <text:p>23.28760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17169032258" calcext:value-type="float">
            <text:p>23.42171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5706" calcext:value-type="float">
            <text:p>23.555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677125" calcext:value-type="float">
            <text:p>23.69677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63304" calcext:value-type="float">
            <text:p>23.77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772125" calcext:value-type="float">
            <text:p>23.6777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512575" calcext:value-type="float">
            <text:p>23.48512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508" calcext:value-type="float">
            <text:p>23.24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9772903226" calcext:value-type="float">
            <text:p>22.96097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7084" calcext:value-type="float">
            <text:p>22.89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86975" calcext:value-type="float">
            <text:p>22.96086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19942857143" calcext:value-type="float">
            <text:p>23.0319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545925" calcext:value-type="float">
            <text:p>23.10545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03522580645" calcext:value-type="float">
            <text:p>23.2203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20756129032" calcext:value-type="float">
            <text:p>23.34207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413" calcext:value-type="float">
            <text:p>23.4974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6728" calcext:value-type="float">
            <text:p>23.51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61935483871" calcext:value-type="float">
            <text:p>23.3761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4145714286" calcext:value-type="float">
            <text:p>23.18341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4232" calcext:value-type="float">
            <text:p>22.96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934825" calcext:value-type="float">
            <text:p>22.97934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38528" calcext:value-type="float">
            <text:p>23.05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13685" calcext:value-type="float">
            <text:p>23.1413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98025714286" calcext:value-type="float">
            <text:p>23.23980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6918" calcext:value-type="float">
            <text:p>23.346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59215483871" calcext:value-type="float">
            <text:p>23.4859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03458064516" calcext:value-type="float">
            <text:p>23.6603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7839" calcext:value-type="float">
            <text:p>23.857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66704" calcext:value-type="float">
            <text:p>23.95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3935" calcext:value-type="float">
            <text:p>23.863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21504516129" calcext:value-type="float">
            <text:p>23.57215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9536" calcext:value-type="float">
            <text:p>23.32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91665" calcext:value-type="float">
            <text:p>23.04916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4549677419" calcext:value-type="float">
            <text:p>22.99745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250525" calcext:value-type="float">
            <text:p>23.09250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87787586207" calcext:value-type="float">
            <text:p>23.178778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9669677419" calcext:value-type="float">
            <text:p>23.28396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14624516129" calcext:value-type="float">
            <text:p>23.4014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1094193548" calcext:value-type="float">
            <text:p>23.55110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14435" calcext:value-type="float">
            <text:p>23.7414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6936" calcext:value-type="float">
            <text:p>23.78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16265" calcext:value-type="float">
            <text:p>23.68162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6330322581" calcext:value-type="float">
            <text:p>23.42663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6010322581" calcext:value-type="float">
            <text:p>23.17060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55927741935" calcext:value-type="float">
            <text:p>22.895592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73858064516" calcext:value-type="float">
            <text:p>22.8373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7272727273" calcext:value-type="float">
            <text:p>22.91772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09551428571" calcext:value-type="float">
            <text:p>22.99095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459" calcext:value-type="float">
            <text:p>23.1034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97334193548" calcext:value-type="float">
            <text:p>23.20973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5486451613" calcext:value-type="float">
            <text:p>23.39054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28075" calcext:value-type="float">
            <text:p>23.58228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3326666667" calcext:value-type="float">
            <text:p>23.70133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75082105263" calcext:value-type="float">
            <text:p>23.61750821052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18747368421" calcext:value-type="float">
            <text:p>23.4218747368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98326666667" calcext:value-type="float">
            <text:p>23.12983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38764210526" calcext:value-type="float">
            <text:p>22.8738764210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54834594595" calcext:value-type="float">
            <text:p>22.8254834594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5636923077" calcext:value-type="float">
            <text:p>22.905563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16828235294" calcext:value-type="float">
            <text:p>23.0116828235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8972631579" calcext:value-type="float">
            <text:p>23.1408972631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45781621622" calcext:value-type="float">
            <text:p>23.2845781621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59753513513" calcext:value-type="float">
            <text:p>23.46597535135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7515789474" calcext:value-type="float">
            <text:p>23.6797515789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5246666667" calcext:value-type="float">
            <text:p>23.71352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62984615385" calcext:value-type="float">
            <text:p>23.62629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28635789474" calcext:value-type="float">
            <text:p>23.4328635789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69132972973" calcext:value-type="float">
            <text:p>23.22691329729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0389473684" calcext:value-type="float">
            <text:p>22.951038947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22242162162" calcext:value-type="float">
            <text:p>22.8622242162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90172307692" calcext:value-type="float">
            <text:p>22.949017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79458285714" calcext:value-type="float">
            <text:p>23.0579458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25937297297" calcext:value-type="float">
            <text:p>23.18259372972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17168421053" calcext:value-type="float">
            <text:p>23.3617168421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49253333333" calcext:value-type="float">
            <text:p>23.574925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20212631579" calcext:value-type="float">
            <text:p>23.7520212631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9932" calcext:value-type="float">
            <text:p>23.83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8174736842" calcext:value-type="float">
            <text:p>23.7658174736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89795789474" calcext:value-type="float">
            <text:p>23.5989795789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0568" calcext:value-type="float">
            <text:p>23.3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76374736842" calcext:value-type="float">
            <text:p>23.0876374736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26075675676" calcext:value-type="float">
            <text:p>22.922607567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87908" calcext:value-type="float">
            <text:p>22.93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12253714286" calcext:value-type="float">
            <text:p>23.0412253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22332631579" calcext:value-type="float">
            <text:p>23.1622332631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5688421053" calcext:value-type="float">
            <text:p>23.3205688421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29632432432" calcext:value-type="float">
            <text:p>23.50296324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38435789474" calcext:value-type="float">
            <text:p>23.6538435789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19" calcext:value-type="float">
            <text:p>23.618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36907368421" calcext:value-type="float">
            <text:p>23.4736907368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0947368421" calcext:value-type="float">
            <text:p>23.220947368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07246666667" calcext:value-type="float">
            <text:p>22.90072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08058947368" calcext:value-type="float">
            <text:p>22.7708058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5135135135" calcext:value-type="float">
            <text:p>22.8085135135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85023157895" calcext:value-type="float">
            <text:p>22.8685023157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2658285714" calcext:value-type="float">
            <text:p>22.9512658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20515789474" calcext:value-type="float">
            <text:p>23.0320515789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66448421053" calcext:value-type="float">
            <text:p>23.1666448421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36533333333" calcext:value-type="float">
            <text:p>23.30365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13646315789" calcext:value-type="float">
            <text:p>23.47136463157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51513333333" calcext:value-type="float">
            <text:p>23.60515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319368421" calcext:value-type="float">
            <text:p>23.530319368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20101621622" calcext:value-type="float">
            <text:p>23.3120101621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64259459459" calcext:value-type="float">
            <text:p>23.09642594594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98499459459" calcext:value-type="float">
            <text:p>23.05984994594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5712" calcext:value-type="float">
            <text:p>23.0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7876923077" calcext:value-type="float">
            <text:p>23.17378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19876571429" calcext:value-type="float">
            <text:p>23.2619876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60503783784" calcext:value-type="float">
            <text:p>23.36605037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4968421053" calcext:value-type="float">
            <text:p>23.5064968421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70108108108" calcext:value-type="float">
            <text:p>23.657010810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6486315789" calcext:value-type="float">
            <text:p>23.83864863157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09673333333" calcext:value-type="float">
            <text:p>23.91096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25012631579" calcext:value-type="float">
            <text:p>23.7825012631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3423157895" calcext:value-type="float">
            <text:p>23.4933423157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86766666667" calcext:value-type="float">
            <text:p>23.27867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5528421053" calcext:value-type="float">
            <text:p>23.1925528421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671" calcext:value-type="float">
            <text:p>23.20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40993684211" calcext:value-type="float">
            <text:p>23.29409936842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1387428571" calcext:value-type="float">
            <text:p>23.3931387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05073684211" calcext:value-type="float">
            <text:p>23.51050736842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77020540541" calcext:value-type="float">
            <text:p>23.64770205405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57508571429" calcext:value-type="float">
            <text:p>23.80575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480064" calcext:value-type="float">
            <text:p>24.114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1948" calcext:value-type="float">
            <text:p>24.22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0151578947" calcext:value-type="float">
            <text:p>24.02401515789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84650810811" calcext:value-type="float">
            <text:p>23.7184650810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63688571429" calcext:value-type="float">
            <text:p>23.41636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0061538462" calcext:value-type="float">
            <text:p>23.17300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5131428571" calcext:value-type="float">
            <text:p>23.13751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27827692308" calcext:value-type="float">
            <text:p>23.202782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88412307692" calcext:value-type="float">
            <text:p>23.318841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43372" calcext:value-type="float">
            <text:p>23.424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63587027027" calcext:value-type="float">
            <text:p>23.52635870270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84793513514" calcext:value-type="float">
            <text:p>23.6884793513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6206896552" calcext:value-type="float">
            <text:p>23.87162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47866666667" calcext:value-type="float">
            <text:p>23.9047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91922162162" calcext:value-type="float">
            <text:p>23.7491922162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51646315789" calcext:value-type="float">
            <text:p>23.39516463157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17233333333" calcext:value-type="float">
            <text:p>23.10172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0543157895" calcext:value-type="float">
            <text:p>23.0940543157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28873513514" calcext:value-type="float">
            <text:p>23.1428873513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2951578947" calcext:value-type="float">
            <text:p>23.21629515789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73388235294" calcext:value-type="float">
            <text:p>23.3073388235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802105263" calcext:value-type="float">
            <text:p>23.39348021052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92741621622" calcext:value-type="float">
            <text:p>23.5192741621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24477837838" calcext:value-type="float">
            <text:p>23.662447783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85145263158" calcext:value-type="float">
            <text:p>23.8485145263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0186666667" calcext:value-type="float">
            <text:p>23.85601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5202105263" calcext:value-type="float">
            <text:p>23.71352021052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9308" calcext:value-type="float">
            <text:p>23.41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80412972973" calcext:value-type="float">
            <text:p>23.10804129729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7286486486" calcext:value-type="float">
            <text:p>22.9337286486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2121081081" calcext:value-type="float">
            <text:p>22.89921210810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4406315789" calcext:value-type="float">
            <text:p>22.93644063157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22294117647" calcext:value-type="float">
            <text:p>22.99222941176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41837837838" calcext:value-type="float">
            <text:p>23.074183783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51295135135" calcext:value-type="float">
            <text:p>23.1651295135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81204324324" calcext:value-type="float">
            <text:p>23.288120432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2061052632" calcext:value-type="float">
            <text:p>23.42620610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228972973" calcext:value-type="float">
            <text:p>23.4872289729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28090810811" calcext:value-type="float">
            <text:p>23.4228090810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38850526316" calcext:value-type="float">
            <text:p>23.303885052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90514594595" calcext:value-type="float">
            <text:p>23.1790514594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33171891892" calcext:value-type="float">
            <text:p>23.163317189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463368421" calcext:value-type="float">
            <text:p>23.158463368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1341052632" calcext:value-type="float">
            <text:p>23.23113410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03868235294" calcext:value-type="float">
            <text:p>23.3103868235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9299027027" calcext:value-type="float">
            <text:p>23.4092990270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3952432432" calcext:value-type="float">
            <text:p>23.53039524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46577297297" calcext:value-type="float">
            <text:p>23.69465772972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68852631579" calcext:value-type="float">
            <text:p>23.8068852631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91226666667" calcext:value-type="float">
            <text:p>23.79912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14372631579" calcext:value-type="float">
            <text:p>23.6514372631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00118918919" calcext:value-type="float">
            <text:p>23.47001189189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367325" calcext:value-type="float">
            <text:p>23.29367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92128421053" calcext:value-type="float">
            <text:p>23.1392128421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15176842105" calcext:value-type="float">
            <text:p>23.0115176842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69181052632" calcext:value-type="float">
            <text:p>23.02691810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28820571429" calcext:value-type="float">
            <text:p>23.1028820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1675789474" calcext:value-type="float">
            <text:p>23.1981675789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8246486486" calcext:value-type="float">
            <text:p>23.3208246486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34538378378" calcext:value-type="float">
            <text:p>23.4534538378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61221052632" calcext:value-type="float">
            <text:p>23.51612210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05563243243" calcext:value-type="float">
            <text:p>23.4805563243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97905263158" calcext:value-type="float">
            <text:p>23.3897905263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65094736842" calcext:value-type="float">
            <text:p>23.2065094736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39778461538" calcext:value-type="float">
            <text:p>23.053977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7303783784" calcext:value-type="float">
            <text:p>23.09173037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69669473684" calcext:value-type="float">
            <text:p>23.136966947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13186285714" calcext:value-type="float">
            <text:p>23.2213186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07924324324" calcext:value-type="float">
            <text:p>23.330792432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48149473684" calcext:value-type="float">
            <text:p>23.444814947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0192432432" calcext:value-type="float">
            <text:p>23.57001924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05261052632" calcext:value-type="float">
            <text:p>23.70052610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6728648649" calcext:value-type="float">
            <text:p>23.74367286486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91124210526" calcext:value-type="float">
            <text:p>23.6191124210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03532631579" calcext:value-type="float">
            <text:p>23.3603532631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47749473684" calcext:value-type="float">
            <text:p>23.124774947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78555789474" calcext:value-type="float">
            <text:p>22.9878555789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35316756757" calcext:value-type="float">
            <text:p>22.94353167567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86449230769" calcext:value-type="float">
            <text:p>22.998644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50868571429" calcext:value-type="float">
            <text:p>23.06508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9446486486" calcext:value-type="float">
            <text:p>23.1379446486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43149473684" calcext:value-type="float">
            <text:p>23.254314947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47824864865" calcext:value-type="float">
            <text:p>23.3747824864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15501052632" calcext:value-type="float">
            <text:p>23.51155010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675" calcext:value-type="float">
            <text:p>23.52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00574736842" calcext:value-type="float">
            <text:p>23.4000574736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46370526316" calcext:value-type="float">
            <text:p>23.224637052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6216216216" calcext:value-type="float">
            <text:p>23.15862162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53101052632" calcext:value-type="float">
            <text:p>23.11531010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4544864865" calcext:value-type="float">
            <text:p>23.0364544864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1667368421" calcext:value-type="float">
            <text:p>23.0911667368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6674285714" calcext:value-type="float">
            <text:p>23.19266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77088421053" calcext:value-type="float">
            <text:p>23.2977088421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86901621622" calcext:value-type="float">
            <text:p>23.4186901621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8454054054" calcext:value-type="float">
            <text:p>23.568454054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71572631579" calcext:value-type="float">
            <text:p>23.6971572631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92170810811" calcext:value-type="float">
            <text:p>23.6392170810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48996923077" calcext:value-type="float">
            <text:p>23.434899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35141052632" calcext:value-type="float">
            <text:p>23.22351410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63226666667" calcext:value-type="float">
            <text:p>22.98632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16856842105" calcext:value-type="float">
            <text:p>22.8316856842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1113333333" calcext:value-type="float">
            <text:p>22.77711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11254736842" calcext:value-type="float">
            <text:p>22.8011254736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78856842105" calcext:value-type="float">
            <text:p>22.9078856842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17874594595" calcext:value-type="float">
            <text:p>22.9717874594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36326666667" calcext:value-type="float">
            <text:p>23.05363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30090526316" calcext:value-type="float">
            <text:p>23.153009052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65014054054" calcext:value-type="float">
            <text:p>23.2265014054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22214054054" calcext:value-type="float">
            <text:p>23.2722214054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2715789474" calcext:value-type="float">
            <text:p>23.2682715789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0242162162" calcext:value-type="float">
            <text:p>23.1670242162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6870054054" calcext:value-type="float">
            <text:p>23.086870054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5582702703" calcext:value-type="float">
            <text:p>22.99155827027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1338181818" calcext:value-type="float">
            <text:p>23.030133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9508571429" calcext:value-type="float">
            <text:p>23.11995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40382222222" calcext:value-type="float">
            <text:p>23.194038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76837894737" calcext:value-type="float">
            <text:p>23.25768378947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43204324324" calcext:value-type="float">
            <text:p>23.364320432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10425263158" calcext:value-type="float">
            <text:p>23.5010425263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5128648649" calcext:value-type="float">
            <text:p>23.60651286486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28033684211" calcext:value-type="float">
            <text:p>23.59280336842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038" calcext:value-type="float">
            <text:p>23.36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68309189189" calcext:value-type="float">
            <text:p>23.22683091891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2146666667" calcext:value-type="float">
            <text:p>23.26521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1191578947" calcext:value-type="float">
            <text:p>23.33211915789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21449411765" calcext:value-type="float">
            <text:p>23.3921449411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65197837838" calcext:value-type="float">
            <text:p>23.476519783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4497297297" calcext:value-type="float">
            <text:p>23.55444972972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5193333333" calcext:value-type="float">
            <text:p>23.62851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02309189189" calcext:value-type="float">
            <text:p>23.76023091891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81107027027" calcext:value-type="float">
            <text:p>23.82811070270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45325405405" calcext:value-type="float">
            <text:p>23.7845325405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89091891892" calcext:value-type="float">
            <text:p>23.708909189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108" calcext:value-type="float">
            <text:p>23.59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71180540541" calcext:value-type="float">
            <text:p>23.54711805405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91773333333" calcext:value-type="float">
            <text:p>23.55917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19736842105" calcext:value-type="float">
            <text:p>23.6119736842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3628" calcext:value-type="float">
            <text:p>23.69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5991351351" calcext:value-type="float">
            <text:p>23.77159913513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3872432432" calcext:value-type="float">
            <text:p>23.84738724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34793333333" calcext:value-type="float">
            <text:p>23.94347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99556756757" calcext:value-type="float">
            <text:p>24.04995567567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8054054054" calcext:value-type="float">
            <text:p>24.1348054054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75597837838" calcext:value-type="float">
            <text:p>24.177559783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1872432432" calcext:value-type="float">
            <text:p>24.15218724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6058" calcext:value-type="float">
            <text:p>24.086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5099027027" calcext:value-type="float">
            <text:p>24.0950990270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00846666667" calcext:value-type="float">
            <text:p>24.13008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14132631579" calcext:value-type="float">
            <text:p>24.2214132631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4084" calcext:value-type="float">
            <text:p>24.29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5524" calcext:value-type="float">
            <text:p>24.38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821" calcext:value-type="float">
            <text:p>24.4758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72466666667" calcext:value-type="float">
            <text:p>24.53724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19550588235" calcext:value-type="float">
            <text:p>24.6519550588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86854054054" calcext:value-type="float">
            <text:p>24.6986854054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64717837838" calcext:value-type="float">
            <text:p>24.616471783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46" calcext:value-type="float">
            <text:p>24.50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20654545455" calcext:value-type="float">
            <text:p>24.49206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41288571429" calcext:value-type="float">
            <text:p>24.54412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82423157895" calcext:value-type="float">
            <text:p>24.5982423157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19955294118" calcext:value-type="float">
            <text:p>24.6619955294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81184" calcext:value-type="float">
            <text:p>24.737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88992" calcext:value-type="float">
            <text:p>24.813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30094545455" calcext:value-type="float">
            <text:p>24.933009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4568648649" calcext:value-type="float">
            <text:p>25.06345686486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93917837838" calcext:value-type="float">
            <text:p>25.119391783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2304864865" calcext:value-type="float">
            <text:p>25.0542304864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82882162162" calcext:value-type="float">
            <text:p>24.8982882162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62886666667" calcext:value-type="float">
            <text:p>24.74628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40220540541" calcext:value-type="float">
            <text:p>24.68402205405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69356" calcext:value-type="float">
            <text:p>24.706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35932307692" calcext:value-type="float">
            <text:p>24.763593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898" calcext:value-type="float">
            <text:p>24.85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6196" calcext:value-type="float">
            <text:p>24.93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4268" calcext:value-type="float">
            <text:p>25.00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8916" calcext:value-type="float">
            <text:p>25.10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4232" calcext:value-type="float">
            <text:p>25.2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33126153846" calcext:value-type="float">
            <text:p>25.273312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8952" calcext:value-type="float">
            <text:p>24.8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6204" calcext:value-type="float">
            <text:p>24.74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73113846154" calcext:value-type="float">
            <text:p>24.677311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3448" calcext:value-type="float">
            <text:p>24.7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0156" calcext:value-type="float">
            <text:p>24.87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296" calcext:value-type="float">
            <text:p>24.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7768" calcext:value-type="float">
            <text:p>25.0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88246153846" calcext:value-type="float">
            <text:p>25.17882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9716" calcext:value-type="float">
            <text:p>25.15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964" calcext:value-type="float">
            <text:p>25.0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62" calcext:value-type="float">
            <text:p>24.89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80769230769" calcext:value-type="float">
            <text:p>25.05807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2124" calcext:value-type="float">
            <text:p>25.12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3376" calcext:value-type="float">
            <text:p>25.2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952" calcext:value-type="float">
            <text:p>25.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1092" calcext:value-type="float">
            <text:p>25.50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00701538462" calcext:value-type="float">
            <text:p>25.590070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2936" calcext:value-type="float">
            <text:p>25.5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1844" calcext:value-type="float">
            <text:p>25.42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996" calcext:value-type="float">
            <text:p>25.24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346" calcext:value-type="float">
            <text:p>25.14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788" calcext:value-type="float">
            <text:p>25.10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88246153846" calcext:value-type="float">
            <text:p>25.17882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126" calcext:value-type="float">
            <text:p>25.32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8796" calcext:value-type="float">
            <text:p>25.41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5204" calcext:value-type="float">
            <text:p>25.63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0548" calcext:value-type="float">
            <text:p>25.72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702" calcext:value-type="float">
            <text:p>25.68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188" calcext:value-type="float">
            <text:p>25.38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3188" calcext:value-type="float">
            <text:p>25.25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92781538461" calcext:value-type="float">
            <text:p>25.34927815384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7808" calcext:value-type="float">
            <text:p>25.3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8288" calcext:value-type="float">
            <text:p>25.4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8044" calcext:value-type="float">
            <text:p>25.49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6972" calcext:value-type="float">
            <text:p>25.5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9136" calcext:value-type="float">
            <text:p>25.5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8092" calcext:value-type="float">
            <text:p>25.62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5316" calcext:value-type="float">
            <text:p>25.51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7913846154" calcext:value-type="float">
            <text:p>25.469791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4648" calcext:value-type="float">
            <text:p>25.5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8148" calcext:value-type="float">
            <text:p>25.56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0472" calcext:value-type="float">
            <text:p>25.6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956" calcext:value-type="float">
            <text:p>25.68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54" calcext:value-type="float">
            <text:p>25.78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0108" calcext:value-type="float">
            <text:p>26.01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9356" calcext:value-type="float">
            <text:p>26.08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2404" calcext:value-type="float">
            <text:p>26.09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4624" calcext:value-type="float">
            <text:p>26.0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844" calcext:value-type="float">
            <text:p>25.92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8668" calcext:value-type="float">
            <text:p>25.91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6608" calcext:value-type="float">
            <text:p>25.9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572" calcext:value-type="float">
            <text:p>26.03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6252" calcext:value-type="float">
            <text:p>26.14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3412" calcext:value-type="float">
            <text:p>26.28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428" calcext:value-type="float">
            <text:p>26.5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1524" calcext:value-type="float">
            <text:p>26.67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2032" calcext:value-type="float">
            <text:p>26.6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4712" calcext:value-type="float">
            <text:p>26.5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2404" calcext:value-type="float">
            <text:p>26.09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324" calcext:value-type="float">
            <text:p>26.0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692" calcext:value-type="float">
            <text:p>26.1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0928" calcext:value-type="float">
            <text:p>26.2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2848" calcext:value-type="float">
            <text:p>26.3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0704" calcext:value-type="float">
            <text:p>26.4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3104" calcext:value-type="float">
            <text:p>26.6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0424" calcext:value-type="float">
            <text:p>26.7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194" calcext:value-type="float">
            <text:p>26.95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532" calcext:value-type="float">
            <text:p>26.86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0216" calcext:value-type="float">
            <text:p>26.6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6084" calcext:value-type="float">
            <text:p>26.32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1172" calcext:value-type="float">
            <text:p>26.14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628" calcext:value-type="float">
            <text:p>26.1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3816" calcext:value-type="float">
            <text:p>26.2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8812" calcext:value-type="float">
            <text:p>26.30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4128" calcext:value-type="float">
            <text:p>26.4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9764" calcext:value-type="float">
            <text:p>26.5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2512" calcext:value-type="float">
            <text:p>26.7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4884" calcext:value-type="float">
            <text:p>26.88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1216" calcext:value-type="float">
            <text:p>27.0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892" calcext:value-type="float">
            <text:p>26.9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356" calcext:value-type="float">
            <text:p>26.7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1692" calcext:value-type="float">
            <text:p>26.49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764" calcext:value-type="float">
            <text:p>26.43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22" calcext:value-type="float">
            <text:p>26.4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548" calcext:value-type="float">
            <text:p>26.60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852" calcext:value-type="float">
            <text:p>26.75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4028" calcext:value-type="float">
            <text:p>26.89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434" calcext:value-type="float">
            <text:p>27.10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976" calcext:value-type="float">
            <text:p>27.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4888" calcext:value-type="float">
            <text:p>27.4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02" calcext:value-type="float">
            <text:p>27.4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9" calcext:value-type="float">
            <text:p>27.13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1996" calcext:value-type="float">
            <text:p>26.8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068" calcext:value-type="float">
            <text:p>26.7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6472" calcext:value-type="float">
            <text:p>26.6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8232" calcext:value-type="float">
            <text:p>26.7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9992" calcext:value-type="float">
            <text:p>26.8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1432" calcext:value-type="float">
            <text:p>26.9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692" calcext:value-type="float">
            <text:p>26.99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172" calcext:value-type="float">
            <text:p>27.1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0268" calcext:value-type="float">
            <text:p>27.29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8556" calcext:value-type="float">
            <text:p>27.30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86784" calcext:value-type="float">
            <text:p>27.06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7292" calcext:value-type="float">
            <text:p>26.84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6116" calcext:value-type="float">
            <text:p>26.83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53056" calcext:value-type="float">
            <text:p>26.90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56" calcext:value-type="float">
            <text:p>27.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0164" calcext:value-type="float">
            <text:p>27.22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8792" calcext:value-type="float">
            <text:p>27.4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028" calcext:value-type="float">
            <text:p>27.6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142" calcext:value-type="float">
            <text:p>27.87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8504" calcext:value-type="float">
            <text:p>27.9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7976" calcext:value-type="float">
            <text:p>27.7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66" calcext:value-type="float">
            <text:p>27.50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5572" calcext:value-type="float">
            <text:p>27.05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75" calcext:value-type="float">
            <text:p>26.9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7" calcext:value-type="float">
            <text:p>27.06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604" calcext:value-type="float">
            <text:p>27.43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8664" calcext:value-type="float">
            <text:p>27.9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4292" calcext:value-type="float">
            <text:p>28.24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142" calcext:value-type="float">
            <text:p>28.187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71888" calcext:value-type="float">
            <text:p>27.64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8124" calcext:value-type="float">
            <text:p>27.40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4012" calcext:value-type="float">
            <text:p>27.27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5508" calcext:value-type="float">
            <text:p>27.30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3016" calcext:value-type="float">
            <text:p>27.4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27008" calcext:value-type="float">
            <text:p>27.55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336" calcext:value-type="float">
            <text:p>28.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436" calcext:value-type="float">
            <text:p>28.1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6548" calcext:value-type="float">
            <text:p>28.00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0676" calcext:value-type="float">
            <text:p>27.7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7908" calcext:value-type="float">
            <text:p>27.45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594" calcext:value-type="float">
            <text:p>27.2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3108" calcext:value-type="float">
            <text:p>27.15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14" calcext:value-type="float">
            <text:p>27.2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184" calcext:value-type="float">
            <text:p>27.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3224" calcext:value-type="float">
            <text:p>27.5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1212" calcext:value-type="float">
            <text:p>27.73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476" calcext:value-type="float">
            <text:p>27.9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828" calcext:value-type="float">
            <text:p>28.08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7876" calcext:value-type="float">
            <text:p>28.2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2616" calcext:value-type="float">
            <text:p>28.0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5624" calcext:value-type="float">
            <text:p>27.7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7532" calcext:value-type="float">
            <text:p>27.49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6092" calcext:value-type="float">
            <text:p>27.40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7504" calcext:value-type="float">
            <text:p>27.5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2124" calcext:value-type="float">
            <text:p>27.66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796" calcext:value-type="float">
            <text:p>27.83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3472" calcext:value-type="float">
            <text:p>28.0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4744" calcext:value-type="float">
            <text:p>28.3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896" calcext:value-type="float">
            <text:p>28.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7116" calcext:value-type="float">
            <text:p>28.48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1864" calcext:value-type="float">
            <text:p>28.1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2708" calcext:value-type="float">
            <text:p>27.76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6544" calcext:value-type="float">
            <text:p>27.4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8612" calcext:value-type="float">
            <text:p>27.2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8424" calcext:value-type="float">
            <text:p>27.2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9488" calcext:value-type="float">
            <text:p>27.3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5952" calcext:value-type="float">
            <text:p>27.5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7496" calcext:value-type="float">
            <text:p>27.7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539" calcext:value-type="float">
            <text:p>27.88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3256" calcext:value-type="float">
            <text:p>28.0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2748" calcext:value-type="float">
            <text:p>28.08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7536" calcext:value-type="float">
            <text:p>28.0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538" calcext:value-type="float">
            <text:p>27.80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44256" calcext:value-type="float">
            <text:p>27.48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11056" calcext:value-type="float">
            <text:p>27.59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532" calcext:value-type="float">
            <text:p>28.00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2608" calcext:value-type="float">
            <text:p>28.2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37" calcext:value-type="float">
            <text:p>28.3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98" calcext:value-type="float">
            <text:p>28.16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6948" calcext:value-type="float">
            <text:p>27.39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5752" calcext:value-type="float">
            <text:p>27.2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3588" calcext:value-type="float">
            <text:p>27.18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6416" calcext:value-type="float">
            <text:p>28.06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952" calcext:value-type="float">
            <text:p>27.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8652" calcext:value-type="float">
            <text:p>27.5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5884" calcext:value-type="float">
            <text:p>27.26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9684" calcext:value-type="float">
            <text:p>27.18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9176" calcext:value-type="float">
            <text:p>27.1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918" calcext:value-type="float">
            <text:p>27.72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1448" calcext:value-type="float">
            <text:p>27.8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01" calcext:value-type="float">
            <text:p>27.47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748" calcext:value-type="float">
            <text:p>27.06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8852" calcext:value-type="float">
            <text:p>26.62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8212" calcext:value-type="float">
            <text:p>26.58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12192" calcext:value-type="float">
            <text:p>26.67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1056" calcext:value-type="float">
            <text:p>26.9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1632" calcext:value-type="float">
            <text:p>27.2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412" calcext:value-type="float">
            <text:p>26.7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5192" calcext:value-type="float">
            <text:p>26.5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8192" calcext:value-type="float">
            <text:p>26.4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8268" calcext:value-type="float">
            <text:p>26.52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3584" calcext:value-type="float">
            <text:p>26.6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85088" calcext:value-type="float">
            <text:p>26.77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8892" calcext:value-type="float">
            <text:p>26.94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2496" calcext:value-type="float">
            <text:p>27.0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7144" calcext:value-type="float">
            <text:p>27.1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4792" calcext:value-type="float">
            <text:p>27.1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9024" calcext:value-type="float">
            <text:p>26.9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9888" calcext:value-type="float">
            <text:p>26.7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252" calcext:value-type="float">
            <text:p>26.5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9536" calcext:value-type="float">
            <text:p>26.2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868" calcext:value-type="float">
            <text:p>26.12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80656" calcext:value-type="float">
            <text:p>26.12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134" calcext:value-type="float">
            <text:p>26.218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6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995" calcext:value-type="float">
            <text:p>26.269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824" calcext:value-type="float">
            <text:p>26.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508" calcext:value-type="float">
            <text:p>26.6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244" calcext:value-type="float">
            <text:p>26.5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9" calcext:value-type="float">
            <text:p>26.37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8124" calcext:value-type="float">
            <text:p>26.13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6748" calcext:value-type="float">
            <text:p>25.79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2532" calcext:value-type="float">
            <text:p>25.59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782" calcext:value-type="float">
            <text:p>25.73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60672" calcext:value-type="float">
            <text:p>25.83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22" calcext:value-type="float">
            <text:p>26.0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0824" calcext:value-type="float">
            <text:p>26.1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8228" calcext:value-type="float">
            <text:p>26.20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5148" calcext:value-type="float">
            <text:p>25.69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7074" calcext:value-type="float">
            <text:p>25.357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7892" calcext:value-type="float">
            <text:p>25.29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302" calcext:value-type="float">
            <text:p>25.43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4996" calcext:value-type="float">
            <text:p>25.49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702" calcext:value-type="float">
            <text:p>25.68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2204" calcext:value-type="float">
            <text:p>25.76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8416" calcext:value-type="float">
            <text:p>25.47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356" calcext:value-type="float">
            <text:p>25.20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0712" calcext:value-type="float">
            <text:p>25.0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6384" calcext:value-type="float">
            <text:p>24.9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7796" calcext:value-type="float">
            <text:p>25.03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1964" calcext:value-type="float">
            <text:p>25.11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0544" calcext:value-type="float">
            <text:p>25.1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196" calcext:value-type="float">
            <text:p>25.4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858" calcext:value-type="float">
            <text:p>25.4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8184" calcext:value-type="float">
            <text:p>25.3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156" calcext:value-type="float">
            <text:p>25.1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8612" calcext:value-type="float">
            <text:p>24.70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1828" calcext:value-type="float">
            <text:p>24.53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021" calcext:value-type="float">
            <text:p>24.540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5404" calcext:value-type="float">
            <text:p>24.69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5828" calcext:value-type="float">
            <text:p>24.78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3448" calcext:value-type="float">
            <text:p>24.7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084" calcext:value-type="float">
            <text:p>24.5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3576" calcext:value-type="float">
            <text:p>24.2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6492" calcext:value-type="float">
            <text:p>24.25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986" calcext:value-type="float">
            <text:p>24.271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4132" calcext:value-type="float">
            <text:p>24.42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7068" calcext:value-type="float">
            <text:p>24.54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8132" calcext:value-type="float">
            <text:p>24.67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9844" calcext:value-type="float">
            <text:p>24.65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86" calcext:value-type="float">
            <text:p>24.53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2692" calcext:value-type="float">
            <text:p>24.33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9548" calcext:value-type="float">
            <text:p>24.06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3488" calcext:value-type="float">
            <text:p>23.8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3148" calcext:value-type="float">
            <text:p>23.66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0824" calcext:value-type="float">
            <text:p>23.6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042" calcext:value-type="float">
            <text:p>23.68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7156" calcext:value-type="float">
            <text:p>23.72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616" calcext:value-type="float">
            <text:p>23.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4644" calcext:value-type="float">
            <text:p>23.69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9356" calcext:value-type="float">
            <text:p>23.54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2252" calcext:value-type="float">
            <text:p>23.35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884" calcext:value-type="float">
            <text:p>23.20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622" calcext:value-type="float">
            <text:p>23.09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4536" calcext:value-type="float">
            <text:p>23.0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676" calcext:value-type="float">
            <text:p>23.06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2184" calcext:value-type="float">
            <text:p>23.0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7452" calcext:value-type="float">
            <text:p>23.04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3576" calcext:value-type="float">
            <text:p>23.0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1356" calcext:value-type="float">
            <text:p>23.04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59792" calcext:value-type="float">
            <text:p>22.84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5964" calcext:value-type="float">
            <text:p>22.82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6312" calcext:value-type="float">
            <text:p>22.8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2784" calcext:value-type="float">
            <text:p>22.7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7036" calcext:value-type="float">
            <text:p>22.76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126" calcext:value-type="float">
            <text:p>22.78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5352" calcext:value-type="float">
            <text:p>22.7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9952" calcext:value-type="float">
            <text:p>22.7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5756" calcext:value-type="float">
            <text:p>22.68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81056" calcext:value-type="float">
            <text:p>22.63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5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4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4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312112442301</text:p>
          </table:table-cell>
          <table:table-cell office:value-type="string" calcext:value-type="string">
            <text:p>194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3572" calcext:value-type="float">
            <text:p>22.48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1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298" meta:object-count="0"/>
    <meta:user-defined meta:name="AppVersion">3.0</meta:user-defined>
  </office:meta>
</office:document-meta>
</file>